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cm" fo:min-width="18.3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cm" fo:min-width="0cm"/>
      <style:paragraph-properties style:writing-mode="lr-tb"/>
    </style:style>
    <style:style style:name="gr5" style:family="graphic" style:parent-style-name="standard">
      <style:graphic-properties draw:stroke="none" draw:fill="solid" draw:fill-color="#ff4000" draw:textarea-horizontal-align="justify" draw:textarea-vertical-align="middle" draw:auto-grow-height="false" fo:min-height="3.45cm" fo:min-width="6.25cm"/>
    </style:style>
    <style:style style:name="gr6" style:family="graphic" style:parent-style-name="standard">
      <style:graphic-properties draw:stroke="none" draw:fill="solid" draw:fill-color="#5983b0" draw:textarea-horizontal-align="justify" draw:textarea-vertical-align="middle" draw:auto-grow-height="false" fo:min-height="6.05cm" fo:min-width="6.2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9.8cm" fo:min-width="6.2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="Concave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="Concave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="Circle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3.67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="solid" draw:fill-color="#5983b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62cm" svg:height="13.76cm" svg:x="1.2cm" svg:y="1.75cm">
          <draw:text-box>
            <text:p>Wichtige Grössen</text:p>
            <text:p/>
            <text:p>Brandzyklen</text:p>
            <text:p>Verluste Speicher</text:p>
            <text:p>Verluste Fernleitung</text:p>
            <text:p><text:tab/>Abkühlung Leitung</text:p>
            <text:p>Badewanne füllen</text:p>
            <text:p>Position der Temperatursensoren in Speicher</text:p>
            <text:p>Position Bezug Heizwärme 0.68 (zu hoch)</text:p>
            <text:p>Fluss in Fernleitung</text:p>
            <text:p>Legionellen</text:p>
            <text:p>Ruecklauftemperatur</text:p>
            <text:p>Brennwerttechnik</text:p>
            <text:p/>
            <text:p/>
            <text:p>Heizbetrieb → dauernd Heizwärme liefern</text:p>
            <text:p>Badewanne → Bezug Heizwärme → keine Reserve Warmwasser</text:p>
            <text:p>→ dauernd Temperatur Warmwasser liefern !?</text:p>
            <text:p/>
          </draw:text-box>
        </draw:frame>
        <draw:frame draw:style-name="gr2" draw:text-style-name="P1" draw:layer="layout" svg:width="4.177cm" svg:height="0.962cm" svg:x="14.55cm" svg:y="15.1cm">
          <draw:text-box>
            <text:p>Warmwasser</text:p>
          </draw:text-box>
        </draw:frame>
        <draw:frame draw:style-name="gr3" draw:text-style-name="P1" draw:layer="layout" svg:width="3.774cm" svg:height="0.962cm" svg:x="14.735cm" svg:y="18.438cm">
          <draw:text-box>
            <text:p>Heizwasser</text:p>
          </draw:text-box>
        </draw:frame>
        <draw:frame draw:style-name="gr4" draw:text-style-name="P1" draw:layer="layout" svg:width="4.474cm" svg:height="1.85cm" svg:x="1.5cm" svg:y="18.1cm">
          <draw:text-box>
            <text:p>Fühler Warmwasser</text:p>
          </draw:text-box>
        </draw:frame>
        <draw:custom-shape draw:style-name="gr5" draw:text-style-name="P2" draw:layer="layout" svg:width="6.75cm" svg:height="3.7cm" svg:x="7.05cm" svg:y="15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75cm" svg:height="6.3cm" svg:x="7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75cm" svg:height="10.1cm" svg:x="6.95cm" svg:y="15.25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4cm" svg:y1="15.5cm" svg:x2="12.75cm" svg:y2="15.5cm">
          <text:p/>
        </draw:line>
        <draw:line draw:style-name="gr9" draw:text-style-name="P4" draw:layer="layout" svg:x1="14.4cm" svg:y1="18.95cm" svg:x2="12.75cm" svg:y2="18.95cm">
          <text:p/>
        </draw:line>
        <draw:line draw:style-name="gr10" draw:text-style-name="P4" draw:layer="layout" svg:x1="7.45cm" svg:y1="18.8cm" svg:x2="5.8cm" svg:y2="18.8cm">
          <text:p/>
        </draw:line>
        <draw:frame draw:style-name="gr11" draw:text-style-name="P1" draw:layer="layout" svg:width="4.177cm" svg:height="1.012cm" svg:x="10.5cm" svg:y="18.588cm">
          <draw:text-box>
            <text:p>0.68</text:p>
          </draw:text-box>
        </draw:frame>
        <draw:frame draw:style-name="gr11" draw:text-style-name="P1" draw:layer="layout" svg:width="4.177cm" svg:height="1.012cm" svg:x="10.501cm" svg:y="15.3cm">
          <draw:text-box>
            <text:p>1</text:p>
          </draw:text-box>
        </draw:frame>
        <draw:frame draw:style-name="gr11" draw:text-style-name="P1" draw:layer="layout" svg:width="4.177cm" svg:height="1.012cm" svg:x="10.502cm" svg:y="24.238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5T14:37:47.896000000</dc:date>
    <meta:editing-duration>PT49M45S</meta:editing-duration>
    <meta:editing-cycles>9</meta:editing-cycles>
    <meta:generator>LibreOffice/7.4.7.2$Windows_X86_64 LibreOffice_project/723314e595e8007d3cf785c16538505a1c878ca5</meta:generator>
    <meta:document-statistic meta:object-count="13"/>
  </office:meta>
</office:document-meta>
</file>